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/>
    </style:style>
    <style:style style:name="P3" style:family="paragraph" style:parent-style-name="Standard" style:list-style-name="L2">
      <style:paragraph-properties fo:text-align="start" style:justify-single-word="false"/>
      <style:text-properties fo:font-weight="bold" style:font-weight-asian="bold"/>
    </style:style>
    <style:style style:name="P4" style:family="paragraph" style:parent-style-name="Standard" style:list-style-name="L2"/>
    <style:style style:name="P5" style:family="paragraph" style:parent-style-name="Standard" style:list-style-name="L2">
      <style:paragraph-properties fo:text-align="start" style:justify-single-word="false"/>
      <style:text-properties fo:font-style="italic" style:font-style-asian="italic"/>
    </style:style>
    <style:style style:name="P6" style:family="paragraph" style:parent-style-name="Standard" style:list-style-name="L2">
      <style:text-properties fo:font-style="italic" style:font-style-asian="italic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3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2">
      <style:text-properties style:text-underline-style="none" fo:font-weight="bold" style:font-weight-asian="bold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color="#800000" fo:font-style="italic" style:font-style-asian="italic"/>
    </style:style>
    <style:style style:name="T3" style:family="text">
      <style:text-properties fo:color="#000000"/>
    </style:style>
    <style:style style:name="T4" style:family="text">
      <style:text-properties fo:font-weight="bold" style:font-weight-asian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72851283669518756" text:style-name="L1">
        <text:list-item>
          <text:p text:style-name="P2">Test-User-Stories</text:p>
        </text:list-item>
      </text:list>
      <text:list xml:id="list5111117378263431675" text:style-name="L2">
        <text:list-item>
          <text:list>
            <text:list-item>
              <text:p text:style-name="P5">WorldMap Logik</text:p>
              <text:list>
                <text:list-item>
                  <text:p text:style-name="P3">Weltkarte erstmals betreten</text:p>
                </text:list-item>
              </text:list>
            </text:list-item>
          </text:list>
        </text:list-item>
      </text:list>
      <text:list xml:id="list1261650541926145721" text:style-name="L3">
        <text:list-item>
          <text:list>
            <text:list-item>
              <text:list>
                <text:list-item>
                  <text:list>
                    <text:list-item>
                      <text:p text:style-name="P8">Nachdem ich als Spieler im Hauptbildschirm einen neuen Spielslot ausgewählt <text:s/>und meinen Namen eingegeben habe, werde ich begrüßt und kurz in die Nutzung der Weltkarte eingeführt</text:p>
                    </text:list-item>
                  </text:list>
                </text:list-item>
              </text:list>
            </text:list-item>
          </text:list>
        </text:list-item>
      </text:list>
      <text:list xml:id="list36209738" text:continue-list="list5111117378263431675" text:style-name="L2">
        <text:list-item>
          <text:list>
            <text:list-item>
              <text:list>
                <text:list-item>
                  <text:p text:style-name="P3">Navigation in der Weltkarte</text:p>
                  <text:list>
                    <text:list-item>
                      <text:p text:style-name="P9">Ich kann als Spieler durch das drücken von Buttons oder durch die Nutzung von Wischgesten mein Pferd von Stadt zu Stadt reiten lassen</text:p>
                    </text:list-item>
                  </text:list>
                </text:list-item>
                <text:list-item>
                  <text:p text:style-name="P3">Betreten von Städten</text:p>
                  <text:list>
                    <text:list-item>
                      <text:p text:style-name="P9">Ich kann als Spieler eine Stadt betreten</text:p>
                    </text:list-item>
                  </text:list>
                </text:list-item>
                <text:list-item>
                  <text:p text:style-name="P3">Anzeigen von Städteinfos</text:p>
                  <text:list>
                    <text:list-item>
                      <text:p text:style-name="P9">Ich kann mir als Spieler Informationen über die Stadt anzeigen lassen, in der ich mich befinde</text:p>
                    </text:list-item>
                  </text:list>
                </text:list-item>
                <text:list-item>
                  <text:p text:style-name="P3">Starten von Spielen</text:p>
                  <text:list>
                    <text:list-item>
                      <text:p text:style-name="P9">Ich kann als Spieler in einer Stadt die dort befindlichen Spiele starten</text:p>
                    </text:list-item>
                  </text:list>
                </text:list-item>
                <text:list-item>
                  <text:p text:style-name="P3">Erneutes betreten der Weltkarte innerhalb einer Sitzung</text:p>
                </text:list-item>
                <text:list-item>
                  <text:p text:style-name="P3">Erneutes betreten der Weltkarte bei neuer Sitzung</text:p>
                  <text:p text:style-name="P9"/>
                </text:list-item>
              </text:list>
            </text:list-item>
            <text:list-item>
              <text:p text:style-name="P5">Menüleiste</text:p>
              <text:list>
                <text:list-item>
                  <text:p text:style-name="P9"><text:span text:style-name="T4">Globale Einstellungen ändern</text:span></text:p>
                </text:list-item>
                <text:list-item>
                  <text:p text:style-name="P9"><text:span text:style-name="T4">Pferd auswählen</text:span></text:p>
                </text:list-item>
                <text:list-item>
                  <text:p text:style-name="P9"><text:span text:style-name="T4">Erfolge anzeigen</text:span></text:p>
                </text:list-item>
                <text:list-item>
                  <text:p text:style-name="P9"><text:span text:style-name="T4">Zu vorherigem Bildschirm zurückkehren</text:span></text:p>
                </text:list-item>
              </text:list>
            </text:list-item>
          </text:list>
        </text:list-item>
      </text:list>
      <text:p text:style-name="P1"/>
      <text:list xml:id="list36230047" text:continue-numbering="true" text:style-name="L2">
        <text:list-item>
          <text:p text:style-name="P10">Testergebnisse</text:p>
          <text:list>
            <text:list-item>
              <text:p text:style-name="P10"/>
              <text:list>
                <text:list-item>
                  <text:p text:style-name="P4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WenQuanYi Zen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82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282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.282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normal" style:font-weight-asian="normal"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an Reiber</meta:initial-creator>
    <dc:creator>Viktor Winkelmann</dc:creator>
    <meta:editing-cycles>313</meta:editing-cycles>
    <meta:creation-date>2014-12-03T11:09:00</meta:creation-date>
    <dc:date>2015-01-10T16:05:55.41</dc:date>
    <meta:editing-duration>PT1H9M14S</meta:editing-duration>
    <meta:generator>OpenOffice/4.1.1$Win32 OpenOffice.org_project/411m6$Build-9775</meta:generator>
    <meta:document-statistic meta:table-count="0" meta:image-count="0" meta:object-count="0" meta:page-count="1" meta:paragraph-count="21" meta:word-count="151" meta:character-count="9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